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867e" officeooo:paragraph-rsid="001e86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ptim1</text:p>
      <text:p text:style-name="P1"/>
      <text:p text:style-name="Standard"><text:s/>Iter <text:s/>Func-count <text:s text:c="11"/>Fval <text:s text:c="2"/>Feasibility <text:s text:c="2"/>Step Length <text:s text:c="6"/>Norm of <text:s text:c="2"/>First-order <text:s/></text:p>
      <text:p text:style-name="Standard"><text:s text:c="71"/>step <text:s text:c="3"/>optimality</text:p>
      <text:p text:style-name="Standard"><text:s text:c="4"/>0 <text:s text:c="10"/>7 <text:s text:c="3"/>3.161037e+01 <text:s text:c="4"/>8.625e-01 <text:s text:c="4"/>1.000e+00 <text:s text:c="4"/>0.000e+00 <text:s text:c="4"/>1.240e+02 <text:s/></text:p>
      <text:p text:style-name="Standard"><text:s text:c="4"/>1 <text:s text:c="9"/>20 <text:s text:c="3"/>2.902581e+01 <text:s text:c="4"/>2.541e+00 <text:s text:c="4"/>1.176e-01 <text:s text:c="4"/>1.363e-01 <text:s text:c="4"/>2.302e+02 <text:s/></text:p>
      <text:p text:style-name="Standard"><text:s text:c="4"/>2 <text:s text:c="9"/>30 <text:s text:c="3"/>2.759139e+01 <text:s text:c="4"/>1.000e+00 <text:s text:c="4"/>3.430e-01 <text:s text:c="4"/>3.967e-01 <text:s text:c="4"/>1.850e+02 <text:s/></text:p>
      <text:p text:style-name="Standard"><text:s text:c="4"/>3 <text:s text:c="9"/>41 <text:s text:c="3"/>2.763409e+01 <text:s text:c="4"/>1.217e-01 <text:s text:c="4"/>2.401e-01 <text:s text:c="4"/>3.494e-01 <text:s text:c="4"/>5.776e+01 <text:s/></text:p>
      <text:p text:style-name="Standard"><text:s text:c="4"/>4 <text:s text:c="9"/>48 <text:s text:c="3"/>1.807439e+01 <text:s text:c="4"/>6.704e-02 <text:s text:c="4"/>1.000e+00 <text:s text:c="4"/>6.151e-01 <text:s text:c="4"/>6.745e+01 <text:s/></text:p>
      <text:p text:style-name="Standard"><text:s text:c="4"/>5 <text:s text:c="9"/>58 <text:s text:c="3"/>1.562010e+01 <text:s text:c="4"/>3.463e-06 <text:s text:c="4"/>3.430e-01 <text:s text:c="4"/>2.758e-01 <text:s text:c="4"/>3.160e+01 <text:s/></text:p>
      <text:p text:style-name="Standard"><text:s text:c="4"/>6 <text:s text:c="9"/>66 <text:s text:c="3"/>1.337309e+01 <text:s text:c="4"/>2.237e-02 <text:s text:c="4"/>7.000e-01 <text:s text:c="4"/>3.436e-01 <text:s text:c="4"/>4.078e+01 <text:s/></text:p>
      <text:p text:style-name="Standard"><text:s text:c="4"/>7 <text:s text:c="9"/>76 <text:s text:c="3"/>1.195268e+01 <text:s text:c="4"/>9.215e-03 <text:s text:c="4"/>3.430e-01 <text:s text:c="4"/>4.024e-01 <text:s text:c="4"/>4.222e+01 <text:s/></text:p>
      <text:p text:style-name="Standard"><text:s text:c="4"/>8 <text:s text:c="9"/>84 <text:s text:c="3"/>1.178490e+01 <text:s text:c="4"/>2.968e-03 <text:s text:c="4"/>7.000e-01 <text:s text:c="4"/>1.637e-01 <text:s text:c="4"/>2.608e+01 <text:s/></text:p>
      <text:p text:style-name="Standard"><text:s text:c="4"/>9 <text:s text:c="9"/>93 <text:s text:c="3"/>1.170928e+01 <text:s text:c="4"/>1.838e-02 <text:s text:c="4"/>4.900e-01 <text:s text:c="4"/>1.697e-01 <text:s text:c="4"/>2.441e+01 <text:s/></text:p>
      <text:p text:style-name="Standard"><text:s text:c="3"/>10 <text:s text:c="8"/>102 <text:s text:c="3"/>1.045659e+01 <text:s text:c="4"/>0.000e+00 <text:s text:c="4"/>4.900e-01 <text:s text:c="4"/>4.711e-01 <text:s text:c="4"/>3.125e+01 <text:s/></text:p>
      <text:p text:style-name="Standard"/>
      <text:p text:style-name="Standard">Solver stopped prematurely.</text:p>
      <text:p text:style-name="Standard"/>
      <text:p text:style-name="Standard">fmincon stopped because it exceeded the function evaluation limit,</text:p>
      <text:p text:style-name="Standard">options.MaxFunctionEvaluations = 1.000000e+02.</text:p>
      <text:p text:style-name="Standard"/>
      <text:p text:style-name="Standard"/>
      <text:p text:style-name="Standard">nopt =</text:p>
      <text:p text:style-name="Standard"/>
      <text:p text:style-name="Standard"><text:s text:c="4"/>10</text:p>
      <text:p text:style-name="Standard"/>
      <text:p text:style-name="Standard">valori parametri riportati ai range originali</text:p>
      <text:p text:style-name="Standard"/>
      <text:p text:style-name="Standard">optimal_parameters =</text:p>
      <text:p text:style-name="Standard"/>
      <text:p text:style-name="Standard"><text:s text:c="4"/>3.3313 <text:s text:c="3"/>0.3556 <text:s/>351.3812 <text:s text:c="3"/>0.6634 <text:s/>168.2647 <text:s text:c="2"/>56.68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8:03:55.568096630</meta:creation-date>
    <dc:date>2020-11-04T13:22:27.318679307</dc:date>
    <meta:editing-duration>PT1H3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21" meta:character-count="1463" meta:non-whitespace-character-count="872"/>
  </office:meta>
</office:document-meta>
</file>